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5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6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5c710"/>
    </style:style>
    <style:style style:name="P7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8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9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10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11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12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59c77" officeooo:paragraph-rsid="00159c77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159c77" officeooo:paragraph-rsid="0028fc87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2a4e9c" officeooo:paragraph-rsid="002a4e9c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19204c" officeooo:paragraph-rsid="0028fc87"/>
    </style:style>
    <style:style style:name="P18" style:family="paragraph" style:parent-style-name="Standard">
      <style:paragraph-properties fo:text-align="start" style:justify-single-word="false"/>
      <style:text-properties fo:language="fr" fo:country="FR" officeooo:rsid="0019204c" officeooo:paragraph-rsid="00159c77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2253cf" officeooo:paragraph-rsid="0028fc87"/>
    </style:style>
    <style:style style:name="P20" style:family="paragraph" style:parent-style-name="Standard">
      <style:paragraph-properties fo:text-align="start" style:justify-single-word="false"/>
      <style:text-properties fo:language="fr" fo:country="FR" officeooo:rsid="002c5bab" officeooo:paragraph-rsid="002c5bab"/>
    </style:style>
    <style:style style:name="P21" style:family="paragraph" style:parent-style-name="Standard" style:list-style-name="L2">
      <style:text-properties officeooo:rsid="00318134" officeooo:paragraph-rsid="00318134"/>
    </style:style>
    <style:style style:name="P22" style:family="paragraph" style:parent-style-name="Standard" style:list-style-name="L4">
      <style:text-properties officeooo:rsid="00318134" officeooo:paragraph-rsid="00318134"/>
    </style:style>
    <style:style style:name="P23" style:family="paragraph" style:parent-style-name="Standard" style:list-style-name="L5">
      <style:text-properties officeooo:rsid="00318134" officeooo:paragraph-rsid="00318134"/>
    </style:style>
    <style:style style:name="P24" style:family="paragraph" style:parent-style-name="Standard" style:list-style-name="L3">
      <style:text-properties officeooo:rsid="002ef9c5" officeooo:paragraph-rsid="00318134"/>
    </style:style>
    <style:style style:name="P25" style:family="paragraph" style:parent-style-name="Standard" style:list-style-name="L3">
      <style:text-properties officeooo:rsid="002f1495" officeooo:paragraph-rsid="00318134"/>
    </style:style>
    <style:style style:name="P26" style:family="paragraph" style:parent-style-name="Standard">
      <style:text-properties officeooo:rsid="002f1495" officeooo:paragraph-rsid="002ef9c5"/>
    </style:style>
    <style:style style:name="P27" style:family="paragraph" style:parent-style-name="Standard" style:list-style-name="L3">
      <style:text-properties officeooo:rsid="0030d429" officeooo:paragraph-rsid="00318134"/>
    </style:style>
    <style:style style:name="P28" style:family="paragraph" style:parent-style-name="Standard">
      <style:paragraph-properties fo:text-align="start" style:justify-single-word="false"/>
      <style:text-properties officeooo:paragraph-rsid="0028fc87"/>
    </style:style>
    <style:style style:name="P29" style:family="paragraph" style:parent-style-name="Standard">
      <style:paragraph-properties fo:text-align="start" style:justify-single-word="false"/>
      <style:text-properties fo:font-size="15pt" fo:language="fr" fo:country="FR" fo:font-weight="bold" officeooo:rsid="002a4e9c" officeooo:paragraph-rsid="002a4e9c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c5bab" officeooo:paragraph-rsid="002c5ba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32" style:family="paragraph" style:parent-style-name="Standard">
      <style:paragraph-properties fo:text-align="center" style:justify-single-word="false" fo:break-before="page"/>
      <style:text-properties fo:language="fr" fo:country="FR" officeooo:rsid="00159c77" officeooo:paragraph-rsid="00159c77"/>
    </style:style>
    <style:style style:name="P33" style:family="paragraph" style:parent-style-name="Table_20_Contents">
      <style:paragraph-properties fo:text-align="start" style:justify-single-word="false"/>
      <style:text-properties officeooo:rsid="0028fc87" officeooo:paragraph-rsid="0028fc87"/>
    </style:style>
    <style:style style:name="T1" style:family="text">
      <style:text-properties officeooo:rsid="0022e50b"/>
    </style:style>
    <style:style style:name="T2" style:family="text">
      <style:text-properties officeooo:rsid="0024c905"/>
    </style:style>
    <style:style style:name="T3" style:family="text">
      <style:text-properties officeooo:rsid="00275d64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1cbdb3"/>
    </style:style>
    <style:style style:name="T6" style:family="text">
      <style:text-properties fo:language="fr" fo:country="FR" officeooo:rsid="001e16bc"/>
    </style:style>
    <style:style style:name="T7" style:family="text">
      <style:text-properties fo:language="fr" fo:country="FR" officeooo:rsid="001ed105"/>
    </style:style>
    <style:style style:name="T8" style:family="text">
      <style:text-properties fo:language="fr" fo:country="FR" officeooo:rsid="00205503"/>
    </style:style>
    <style:style style:name="T9" style:family="text">
      <style:text-properties fo:language="fr" fo:country="FR" officeooo:rsid="0020eed9"/>
    </style:style>
    <style:style style:name="T10" style:family="text">
      <style:text-properties fo:language="fr" fo:country="FR" officeooo:rsid="002253cf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2dc767"/>
    </style:style>
    <style:style style:name="T13" style:family="text">
      <style:text-properties officeooo:rsid="0030d429"/>
    </style:style>
    <style:style style:name="T14" style:family="text">
      <style:text-properties officeooo:rsid="0033cbe0"/>
    </style:style>
    <style:style style:name="T15" style:family="text">
      <style:text-properties officeooo:rsid="003479ea"/>
    </style:style>
    <style:style style:name="T16" style:family="text">
      <style:text-properties officeooo:rsid="0035c710"/>
    </style:style>
    <style:style style:name="T17" style:family="text">
      <style:text-properties officeooo:rsid="0037b4e6"/>
    </style:style>
    <style:style style:name="T18" style:family="text">
      <style:text-properties officeooo:rsid="003e2d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</text:p>
      <text:p text:style-name="P2"/>
      <text:p text:style-name="P2">Thème : Sokoban</text:p>
      <text:p text:style-name="P2"/>
      <text:list xml:id="list538334742" text:style-name="L1">
        <text:list-item>
          <text:p text:style-name="P4">D<text:span text:style-name="T16">onner d</text:span>escription du jeu</text:p>
        </text:list-item>
        <text:list-item>
          <text:p text:style-name="P4">Lien thème ville : </text:p>
          <text:list>
            <text:list-item>
              <text:p text:style-name="P7">trouver un lien avec un problème concret</text:p>
            </text:list-item>
            <text:list-item>
              <text:p text:style-name="P4">gestion d<text:span text:style-name="T14">e caisses dans un e</text:span>ntrepôts (ex. Amazon)</text:p>
            </text:list-item>
            <text:list-item>
              <text:p text:style-name="P5">ou plutôt <text:span text:style-name="T14">la distribution de colis dans une ville (la poste, deliveroo, etc.)</text:span></text:p>
              <text:list>
                <text:list-item>
                  <text:p text:style-name="P6"><text:span text:style-name="T14">étant donné un quartier, trouver la meilleure </text:span><text:span text:style-name="T15">façon de distribuer qqc disposé à certains endroit pour les acheminer à d’autres endroits (trouver quoi)</text:span></text:p>
                </text:list-item>
                <text:list-item>
                  <text:p text:style-name="P6"><text:span text:style-name="T14"><text:s/></text:span><text:span text:style-name="T16">caisses = choses à distribuer</text:span></text:p>
                </text:list-item>
                <text:list-item>
                  <text:p text:style-name="P8">objectifs = points d’acheminements</text:p>
                </text:list-item>
                <text:list-item>
                  <text:p text:style-name="P8">murs / labyrinthe = quartier, disposition des rues / maisons etc.</text:p>
                </text:list-item>
              </text:list>
            </text:list-item>
          </text:list>
        </text:list-item>
        <text:list-item>
          <text:p text:style-name="P8">Question, problématique :</text:p>
          <text:list>
            <text:list-item>
              <text:p text:style-name="P8">Comment résoudre un Sokoban</text:p>
              <text:list>
                <text:list-item>
                  <text:p text:style-name="P8">à tous les coups ?</text:p>
                </text:list-item>
                <text:list-item>
                  <text:p text:style-name="P8"><text:span text:style-name="T17">o</text:span>ptimalement ?</text:p>
                </text:list-item>
                <text:list-item>
                  <text:p text:style-name="P8">en temps / espace raisonnable ?</text:p>
                </text:list-item>
              </text:list>
            </text:list-item>
            <text:list-item>
              <text:p text:style-name="P9">Dans quel cas appliquer les stratégies de résolution de ce jeu abstrait à un problème concret ?</text:p>
            </text:list-item>
            <text:list-item>
              <text:p text:style-name="P10"><text:span text:style-name="T18">o</text:span>u juste vérifier que le sokoban est solvable</text:p>
            </text:list-item>
          </text:list>
        </text:list-item>
        <text:list-item>
          <text:p text:style-name="P11">Ressources :</text:p>
          <text:list>
            <text:list-item>
              <text:p text:style-name="P11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11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11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11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11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11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11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11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</text:list>
        </text:list-item>
      </text:list>
      <text:p text:style-name="P3"/>
      <text:list xml:id="list170126435704185" text:continue-numbering="true" text:style-name="L1">
        <text:list-item>
          <text:p text:style-name="P12">Lire les ressources, débroussailler, se familiariser avec le pb</text:p>
        </text:list-item>
      </text:list>
      <text:p text:style-name="P13"/>
      <text:p text:style-name="P13"/>
      <text:p text:style-name="P13"/>
      <text:p text:style-name="P13"/>
      <text:p text:style-name="P31"><text:span text:style-name="T4">IDA* → la recherche s’arrête à une certaine profondeur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3-16T17:01:24.640752970</dc:date>
    <meta:editing-duration>PT3H6M15S</meta:editing-duration>
    <meta:editing-cycles>42</meta:editing-cycles>
    <meta:generator>LibreOffice/7.0.4.2$Linux_X86_64 LibreOffice_project/00$Build-2</meta:generator>
    <meta:document-statistic meta:table-count="0" meta:image-count="0" meta:object-count="0" meta:page-count="1" meta:paragraph-count="29" meta:word-count="182" meta:character-count="1275" meta:non-whitespace-character-count="1146"/>
  </office:meta>
</office:document-meta>
</file>